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50c1e" officeooo:paragraph-rsid="00150c1e"/>
    </style:style>
    <style:style style:name="P2" style:family="paragraph" style:parent-style-name="Text_20_body">
      <style:text-properties officeooo:rsid="001681d1" officeooo:paragraph-rsid="0017b20e"/>
    </style:style>
    <style:style style:name="P3" style:family="paragraph" style:parent-style-name="Text_20_body">
      <style:text-properties officeooo:rsid="001adbee" officeooo:paragraph-rsid="001adbee"/>
    </style:style>
    <style:style style:name="P4" style:family="paragraph" style:parent-style-name="Text_20_body">
      <style:text-properties officeooo:rsid="002c1077" officeooo:paragraph-rsid="003fc247"/>
    </style:style>
    <style:style style:name="P5" style:family="paragraph" style:parent-style-name="Text_20_body">
      <style:text-properties officeooo:rsid="00441736" officeooo:paragraph-rsid="00441736"/>
    </style:style>
    <style:style style:name="P6" style:family="paragraph" style:parent-style-name="Text_20_body">
      <style:text-properties officeooo:rsid="00476e5b" officeooo:paragraph-rsid="00476e5b"/>
    </style:style>
    <style:style style:name="P7" style:family="paragraph" style:parent-style-name="Text_20_body">
      <style:text-properties officeooo:rsid="005655fa" officeooo:paragraph-rsid="005655fa"/>
    </style:style>
    <style:style style:name="P8" style:family="paragraph" style:parent-style-name="Text_20_body">
      <style:text-properties officeooo:rsid="00698706" officeooo:paragraph-rsid="00698706"/>
    </style:style>
    <style:style style:name="P9" style:family="paragraph" style:parent-style-name="Text_20_body">
      <style:text-properties officeooo:rsid="006a8337" officeooo:paragraph-rsid="006deab6"/>
    </style:style>
    <style:style style:name="P10" style:family="paragraph" style:parent-style-name="Text_20_body">
      <style:text-properties officeooo:rsid="006a8337" officeooo:paragraph-rsid="00721f74"/>
    </style:style>
    <style:style style:name="P11" style:family="paragraph" style:parent-style-name="Text_20_body">
      <style:text-properties officeooo:rsid="006fe5da" officeooo:paragraph-rsid="006fe5da"/>
    </style:style>
    <style:style style:name="P12" style:family="paragraph" style:parent-style-name="Text_20_body">
      <style:text-properties officeooo:rsid="00819ca0" officeooo:paragraph-rsid="00819ca0"/>
    </style:style>
    <style:style style:name="P13" style:family="paragraph" style:parent-style-name="Text_20_body">
      <style:text-properties officeooo:rsid="008523e1" officeooo:paragraph-rsid="008523e1"/>
    </style:style>
    <style:style style:name="P14" style:family="paragraph" style:parent-style-name="Text_20_body">
      <style:text-properties officeooo:rsid="008523e1" officeooo:paragraph-rsid="008cec8f"/>
    </style:style>
    <style:style style:name="P15" style:family="paragraph" style:parent-style-name="Text_20_body">
      <style:text-properties officeooo:rsid="00950a4c" officeooo:paragraph-rsid="00950a4c"/>
    </style:style>
    <style:style style:name="P16" style:family="paragraph" style:parent-style-name="Text_20_body">
      <style:text-properties officeooo:rsid="00a99cf6" officeooo:paragraph-rsid="00a99cf6"/>
    </style:style>
    <style:style style:name="P17" style:family="paragraph" style:parent-style-name="Text_20_body">
      <style:text-properties officeooo:rsid="00cd24d5" officeooo:paragraph-rsid="00cd24d5"/>
    </style:style>
    <style:style style:name="P18" style:family="paragraph" style:parent-style-name="Text_20_body">
      <style:text-properties officeooo:rsid="0080a254" officeooo:paragraph-rsid="0080a254"/>
    </style:style>
    <style:style style:name="P19" style:family="paragraph" style:parent-style-name="Text_20_body">
      <style:text-properties officeooo:rsid="00d18aff" officeooo:paragraph-rsid="00d18aff"/>
    </style:style>
    <style:style style:name="P20" style:family="paragraph" style:parent-style-name="Title">
      <style:text-properties officeooo:rsid="00150c1e" officeooo:paragraph-rsid="00150c1e"/>
    </style:style>
    <style:style style:name="P21" style:family="paragraph" style:parent-style-name="Text_20_body" style:list-style-name="L1">
      <style:text-properties officeooo:rsid="001681d1" officeooo:paragraph-rsid="0017b20e"/>
    </style:style>
    <style:style style:name="P22" style:family="paragraph" style:parent-style-name="Text_20_body">
      <style:text-properties officeooo:rsid="00150c1e" officeooo:paragraph-rsid="00cd24d5"/>
    </style:style>
    <style:style style:name="P23" style:family="paragraph" style:parent-style-name="Subtitle">
      <style:paragraph-properties fo:break-before="page"/>
    </style:style>
    <style:style style:name="T1" style:family="text">
      <style:text-properties officeooo:rsid="001adbe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1adbee" style:font-weight-asian="bold" style:font-weight-complex="bold"/>
    </style:style>
    <style:style style:name="T4" style:family="text">
      <style:text-properties style:text-underline-style="solid" style:text-underline-width="auto" style:text-underline-color="font-color" fo:font-weight="bold" officeooo:rsid="0037469a"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1adbee" style:font-weight-asian="normal" style:font-weight-complex="normal"/>
    </style:style>
    <style:style style:name="T7" style:family="text">
      <style:text-properties style:text-underline-style="none" fo:font-weight="normal" officeooo:rsid="0049a570" style:font-weight-asian="normal" style:font-weight-complex="normal"/>
    </style:style>
    <style:style style:name="T8" style:family="text">
      <style:text-properties style:text-underline-style="none" fo:font-weight="normal" officeooo:rsid="004a74d5" style:font-weight-asian="normal" style:font-weight-complex="normal"/>
    </style:style>
    <style:style style:name="T9" style:family="text">
      <style:text-properties style:text-underline-style="none" fo:font-weight="normal" officeooo:rsid="004dcd50"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6be1b4" style:font-weight-asian="bold" style:font-weight-complex="bold"/>
    </style:style>
    <style:style style:name="T12" style:family="text">
      <style:text-properties fo:font-weight="bold" officeooo:rsid="0086daab" style:font-weight-asian="bold" style:font-weight-complex="bold"/>
    </style:style>
    <style:style style:name="T13" style:family="text">
      <style:text-properties officeooo:rsid="00308415"/>
    </style:style>
    <style:style style:name="T14" style:family="text">
      <style:text-properties officeooo:rsid="003336f0"/>
    </style:style>
    <style:style style:name="T15" style:family="text">
      <style:text-properties officeooo:rsid="00353547"/>
    </style:style>
    <style:style style:name="T16" style:family="text">
      <style:text-properties officeooo:rsid="00379301"/>
    </style:style>
    <style:style style:name="T17" style:family="text">
      <style:text-properties officeooo:rsid="0037b4c0"/>
    </style:style>
    <style:style style:name="T18" style:family="text">
      <style:text-properties officeooo:rsid="003d729e"/>
    </style:style>
    <style:style style:name="T19" style:family="text">
      <style:text-properties officeooo:rsid="003e85df"/>
    </style:style>
    <style:style style:name="T20" style:family="text">
      <style:text-properties officeooo:rsid="00476e5b"/>
    </style:style>
    <style:style style:name="T21" style:family="text">
      <style:text-properties officeooo:rsid="004dcd50"/>
    </style:style>
    <style:style style:name="T22" style:family="text">
      <style:text-properties officeooo:rsid="00580591"/>
    </style:style>
    <style:style style:name="T23" style:family="text">
      <style:text-properties officeooo:rsid="006be1b4"/>
    </style:style>
    <style:style style:name="T24" style:family="text">
      <style:text-properties officeooo:rsid="00721f74"/>
    </style:style>
    <style:style style:name="T25" style:family="text">
      <style:text-properties officeooo:rsid="007b2e54"/>
    </style:style>
    <style:style style:name="T26" style:family="text">
      <style:text-properties officeooo:rsid="00813da0"/>
    </style:style>
    <style:style style:name="T27" style:family="text">
      <style:text-properties officeooo:rsid="0083f11b"/>
    </style:style>
    <style:style style:name="T28" style:family="text">
      <style:text-properties officeooo:rsid="0086daab"/>
    </style:style>
    <style:style style:name="T29" style:family="text">
      <style:text-properties officeooo:rsid="009697c0"/>
    </style:style>
    <style:style style:name="T30" style:family="text">
      <style:text-properties officeooo:rsid="0097ccf2"/>
    </style:style>
    <style:style style:name="T31" style:family="text">
      <style:text-properties officeooo:rsid="00ab7e2a"/>
    </style:style>
    <style:style style:name="T32" style:family="text">
      <style:text-properties officeooo:rsid="00ac7722"/>
    </style:style>
    <style:style style:name="T33" style:family="text">
      <style:text-properties officeooo:rsid="00adba41"/>
    </style:style>
    <style:style style:name="T34" style:family="text">
      <style:text-properties officeooo:rsid="00ae26a8"/>
    </style:style>
    <style:style style:name="T35" style:family="text">
      <style:text-properties officeooo:rsid="00b26297"/>
    </style:style>
    <style:style style:name="T36" style:family="text">
      <style:text-properties fo:color="#3465a4"/>
    </style:style>
    <style:style style:name="T37" style:family="text">
      <style:text-properties fo:color="#3465a4" officeooo:rsid="0083d1f1"/>
    </style:style>
    <style:style style:name="T38" style:family="text">
      <style:text-properties officeooo:rsid="00cbd9f8"/>
    </style:style>
    <style:style style:name="T39" style:family="text">
      <style:text-properties officeooo:rsid="00cddb52"/>
    </style:style>
    <style:style style:name="T40" style:family="text">
      <style:text-properties officeooo:rsid="00d38f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utorial: advanced <text:span text:style-name="T40">lexer options</text:span></text:p>
      <text:p text:style-name="P1"/>
      <text:p text:style-name="Subtitle">1) Parser states</text:p>
      <text:p text:style-name="Text_20_body"/>
      <text:p text:style-name="P1"><text:span text:style-name="T16">O</text:span>ptions <text:span text:style-name="T16">in Lexer Properties dialog:</text:span> <text:span text:style-name="T17">parser state - present/absent/set/reset. These 4 options exist for <text:s/>“Parser” tab and for “Rules” tab, so states can be used for parsers, and for range rules.</text:span></text:p>
      <text:p text:style-name="P2">Parser state is 32 bit number. <text:span text:style-name="T19">It </text:span>has <text:span text:style-name="T18">bits:</text:span></text:p>
      <text:list xml:id="list7924056237918721052" text:style-name="L1">
        <text:list-item>
          <text:p text:style-name="P21">bit0 – gives number 1</text:p>
        </text:list-item>
        <text:list-item>
          <text:p text:style-name="P21">bit1 – gives number 2</text:p>
        </text:list-item>
        <text:list-item>
          <text:p text:style-name="P21">bit2 - gives number 4</text:p>
        </text:list-item>
        <text:list-item>
          <text:p text:style-name="P21">bit3 – gives number 8</text:p>
        </text:list-item>
        <text:list-item>
          <text:p text:style-name="P21">bit N - gives number 2^N</text:p>
        </text:list-item>
      </text:list>
      <text:p text:style-name="P3">To pack bits to <text:span text:style-name="T14">number</text:span>, add numbers: bit2 <text:span text:style-name="T15">and </text:span>bit3 – gives number 4+8 = 12.</text:p>
      <text:p text:style-name="P2"><text:span text:style-name="T4">Check state: </text:span><text:span text:style-name="T3">Present: </text:span><text:span text:style-name="T6">- </text:span><text:span text:style-name="T7">rule will run only if bits from number are set </text:span><text:span text:style-name="T8">(in parser state)</text:span><text:span text:style-name="T7">. For ex, </text:span><text:span text:style-name="T6">12 me</text:span><text:span text:style-name="T1">ans that check is: bit2 and bit3 are set. For ex, to check that bit0/bit1/bit2 are set, use number 7 (1+2+4).</text:span></text:p>
      <text:p text:style-name="P4"><text:span text:style-name="T4">Check state: </text:span><text:span text:style-name="T2">Absent:</text:span><text:span text:style-name="T5"> - </text:span><text:span text:style-name="T9">ru</text:span><text:span text:style-name="T21">le will run only if bits from number are cleared (in parser state). For ex, 12</text:span> means that check is: bit2 and bit3 <text:span text:style-name="T13">cleared</text:span>.</text:p>
      <text:p text:style-name="P5"><text:span text:style-name="T2">Modify state: Set:</text:span> – when rule activates, it sets bits (<text:span text:style-name="T20">in</text:span> parser state) from this number. For ex, if you want to set bit3, set option to 8.</text:p>
      <text:p text:style-name="P6"><text:span text:style-name="T2">Modify state: Reset: </text:span>- when rule activates, it clears bits (in parser state) from this number. For ex, if you want to clear bit3, set option to 8.</text:p>
      <text:p text:style-name="P7">Real example in lexer LaTeX. It has block rules “math begin”, “math end”. Opening rule runs when bit2 is clear, then sets bit2. Closing rule runs when bit2 is set (by opening rule before) and then it clears bit2 (for next running of opening rule). <text:span text:style-name="T22">Some parser rule can check bit2, and this parser rule runs only inside math-block. So lexer can hilite something only inside math-block. Rules “[“, “]” also set and reset bit0. So lexer hilites words inside “[ ]” blocks, with another style.</text:span></text:p>
      <text:p text:style-name="P7"/>
      <text:p text:style-name="Title"/>
      <text:p text:style-name="P23">2) Parent block</text:p>
      <text:p text:style-name="P8"/>
      <text:p text:style-name="P10"><text:span text:style-name="T24">Options </text:span>exist for tab “Parser” and tab “Rules”.</text:p>
      <text:p text:style-name="P9"><text:span text:style-name="T10">Option “Parent block”</text:span> - <text:span text:style-name="T24">use it, to run rule only when current position lies inside block NN (with <text:s/>opening rule NN to be correct). Maybe also inside some sub-block of this block NN, or block of 2-3-4... level inside NN. </text:span></text:p>
      <text:p text:style-name="P9"><text:span text:style-name="T11">Option “Strict parent block”</text:span><text:span text:style-name="T23"> - use it when you need position inside block NN, but not its nested blocks.</text:span></text:p>
      <text:p text:style-name="P11"><text:span text:style-name="T10">Option “Not a parent” </text:span>- use it when you need position in any blocks, except block NN. <text:span text:style-name="T25">You can combine this opt with “Strict parent”.</text:span></text:p>
      <text:p text:style-name="P18"><text:span text:style-name="T10">Option “Always enabled”</text:span> - if on, check will be ok also <text:span text:style-name="T26">when this lexer is sublexer (of some outer lexer).</text:span></text:p>
      <text:p text:style-name="P19"><text:span text:style-name="T10">Option “Ignore as parent”</text:span> (in “Text range” tab) – helper option for above opts, you can disable some rule for parent detections.</text:p>
      <text:p text:style-name="P19"/>
      <text:p text:style-name="Title"/>
      <text:p text:style-name="P23">3) Same id in opening/closing rule</text:p>
      <text:p text:style-name="P12"/>
      <text:p text:style-name="P12">This is needed, when lexer uses folding from e.g. <text:span text:style-name="T36">&lt;tagname&gt;</text:span> to <text:span text:style-name="T36">&lt;/tagname&gt;</text:span> (HTML) or e.g. from “<text:span text:style-name="T36">begin </text:span><text:span text:style-name="T37">Name</text:span>” to “<text:span text:style-name="T36">end </text:span><text:span text:style-name="T37">Name</text:span>”. Here you must check, that folding wont fold from <text:span text:style-name="T36">&lt;aa&gt;</text:span> to <text:span text:style-name="T36">&lt;/ccc&gt;</text:span>, wont fold from “<text:span text:style-name="T36">begin NameA</text:span>” to “<text:span text:style-name="T36">end NameB</text:span>”. <text:span text:style-name="T27">Good lexer must check this in folding. Used in HTML, XML, LaTeX, some others. </text:span></text:p>
      <text:p text:style-name="P14">Opening block has disabled flag <text:span text:style-name="T10">“Require same indent”</text:span>, <text:span text:style-name="T38">but </text:span>closing block must have <text:span text:style-name="T38">it checked</text:span>. <text:span text:style-name="T28">Now set, where is Id. Use option </text:span><text:span text:style-name="T12">“Identifier index”</text:span><text:span text:style-name="T28"> - here is index of token with Id, in tokens list of “Conditions”. Seems that you should check flag </text:span><text:span text:style-name="T12">“Relative to end of condition”</text:span><text:span text:style-name="T28"> too (not sure here), and write negative index – e.g. “-2” means that 3rd item from end of condition list is Id. Must do it for opening+closing rules.</text:span></text:p>
      <text:p text:style-name="P13"/>
      <text:p text:style-name="Subtitle">4) Block offset</text:p>
      <text:p text:style-name="P15"/>
      <text:p text:style-name="P15">This option is needed to adjust block <text:span text:style-name="T29">(in “Rules” tab)</text:span> when block works, but result of block hiliting is shifted (to left or right). <text:span text:style-name="T30">For ex, rule has N items in Conditions list, and found some range. You set a style “Some BG” for this rule, style hilites block shifted by 2 tokens to right. Use option “-2” to shift block lefter.</text:span></text:p>
      <text:p text:style-name="Subtitle">5) Regex in Conditions list</text:p>
      <text:p text:style-name="P16"/>
      <text:p text:style-name="P16">You can use regex <text:span text:style-name="T32">f</text:span>or item<text:span text:style-name="T34">s</text:span> in <text:span text:style-name="T33">rules </text:span>(tab “Rules”, <text:span text:style-name="T35">sub-tab “Conditions”</text:span>). <text:span text:style-name="T31">Set choice “Condition” to “mask” or “strict mask” and write regex, where you usually write words, in listbox on the right. “Strict mask” means that regex match is entire token (else can be part of token).</text:span></text:p>
      <text:p text:style-name="P16"/>
      <text:p text:style-name="Subtitle">6) Initially closed (no end rule)</text:p>
      <text:p text:style-name="P17"/>
      <text:p text:style-name="P17">This is option for rule in “Text range” tab. Needed for ranges, which you cannot find good. Some C-like lexer needs it: it is easy to find beginning of range (by keyword “func” for ex) but its thriller to find ending of range (reason is nested “{}” <text:span text:style-name="T39">or smth, always thriller for C-like</text:span>). <text:span text:style-name="T39">You set this opt, and block still found, but w/out end, you cannot fold it, but can show it in Tree panel (for “func” its good).</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23:23:10.325505805</meta:creation-date>
    <meta:generator>LibreOffice/4.2.8.2$Linux_X86_64 LibreOffice_project/420m0$Build-2</meta:generator>
    <dc:date>2017-01-24T01:16:02.654946303</dc:date>
    <meta:editing-duration>PT1H30M42S</meta:editing-duration>
    <meta:editing-cycles>187</meta:editing-cycles>
    <meta:document-statistic meta:table-count="0" meta:image-count="0" meta:object-count="0" meta:page-count="3" meta:paragraph-count="31" meta:word-count="775" meta:character-count="4223" meta:non-whitespace-character-count="3473"/>
  </office:meta>
</office:document-meta>
</file>